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ejaVu Sans2" svg:font-family="'DejaVu Sans'" style:font-pitch="variable" style:font-charset="x-symbol"/>
    <style:font-face style:name="FreeSans2" svg:font-family="FreeSans" style:font-pitch="variable" style:font-charset="x-symbol"/>
    <style:font-face style:name="Nimbus Sans L2" svg:font-family="'Nimbus Sans L'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Nimbus Sans L1" svg:font-family="'Nimbus Sans L'" style:font-family-generic="roman" style:font-pitch="variable" style:font-charset="x-symbol"/>
    <style:font-face style:name="DejaVu Sans1" svg:font-family="'DejaVu Sans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Numbus Sans L" svg:font-family="'Numbus Sans L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3465a4" draw:textarea-horizontal-align="justify" draw:textarea-vertical-align="middle" draw:auto-grow-height="false"/>
    </style:style>
    <style:style style:name="gr6" style:family="graphic" style:parent-style-name="standard">
      <style:graphic-properties draw:fill="none" draw:fill-color="#3465a4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Numbus Sans L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Numbus Sans L" style:font-name-asian="StarSymbol2" style:font-name-complex="StarSymbol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9.7cm" svg:height="9.7cm" svg:x="0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2cm" svg:height="1.6cm" svg:x="0cm" svg:y="3.9cm">
          <text:p text:style-name="P1">Función de</text:p>
          <text:p text:style-name="P1">distribución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onnector draw:style-name="gr3" draw:text-style-name="P1" draw:layer="layout" draw:type="line" svg:x1="7.74cm" svg:y1="8.828cm" svg:x2="9.918cm" svg:y2="8.827cm" svg:d="M7740 8828l2178-1" svg:viewBox="0 0 2179 2">
            <text:p text:style-name="P1"><text:span text:style-name="T1">Sí</text:span></text:p>
            <text:p text:style-name="P1"/>
          </draw:connector>
          <draw:custom-shape draw:style-name="gr4" draw:text-style-name="P2" xml:id="id5" draw:id="id5" draw:layer="layout" svg:width="5.178cm" svg:height="2.181cm" svg:x="9.939cm" svg:y="7.738cm">
            <text:p text:style-name="P2"><text:span text:style-name="T2">Marcar</text:span></text:p>
            <text:p text:style-name="P2"><text:span text:style-name="T2">entrant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xml:id="id4" draw:id="id4" draw:layer="layout" svg:width="5.178cm" svg:height="2.181cm" svg:x="9.939cm" svg:y="10.463cm">
            <text:p text:style-name="P1">Marcar</text:p>
            <text:p text:style-name="P1">saliente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xml:id="id6" draw:id="id6" draw:layer="layout" svg:width="5.041cm" svg:height="2.181cm" svg:x="17.434cm" svg:y="7.739cm">
            <text:p text:style-name="P1">H = Hash(P)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xml:id="id1" draw:id="id1" draw:layer="layout" svg:width="5.042cm" svg:height="2.181cm" svg:x="24.535cm" svg:y="7.74cm">
            <text:p text:style-name="P1">Enviar cola</text:p>
            <text:p text:style-name="P1">H % N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xml:id="id8" draw:id="id8" draw:layer="layout" svg:width="1.399cm" svg:height="1.399cm" svg:x="0.187cm" svg:y="8.13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1" draw:layer="layout" svg:width="1.398cm" svg:height="1.399cm" svg:x="26.357cm" svg:y="11.67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1" xml:id="id2" draw:id="id2" draw:layer="layout" svg:width="1.719cm" svg:height="1.72cm" svg:x="26.196cm" svg:y="11.51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7" draw:text-style-name="P1" draw:layer="layout" draw:type="line" svg:x1="27.056cm" svg:y1="9.921cm" svg:x2="27.056cm" svg:y2="11.518cm" draw:start-shape="id1" draw:start-glue-point="2" draw:end-shape="id2" draw:end-glue-point="4" svg:d="M27056 9921v1597" svg:viewBox="0 0 1 1598">
            <text:p/>
          </draw:connector>
          <draw:custom-shape draw:style-name="gr4" draw:text-style-name="P1" xml:id="id3" draw:id="id3" draw:layer="layout" svg:width="5.045cm" svg:height="2.185cm" svg:x="2.687cm" svg:y="7.74cm">
            <text:p text:style-name="P1">I es entrante</text:p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onnector draw:style-name="gr3" draw:text-style-name="P3" draw:layer="layout" svg:x1="5.21cm" svg:y1="9.925cm" svg:x2="9.939cm" svg:y2="11.553cm" draw:start-shape="id3" draw:start-glue-point="6" draw:end-shape="id4" draw:end-glue-point="3" svg:d="M5210 9925v1628h4729" svg:viewBox="0 0 4730 1629">
            <text:p text:style-name="P1"><text:span text:style-name="T1"/></text:p>
            <text:p text:style-name="P1"><text:span text:style-name="T1"/></text:p>
            <text:p text:style-name="P1"><text:span text:style-name="T1">No</text:span></text:p>
          </draw:connector>
          <draw:connector draw:style-name="gr7" draw:text-style-name="P1" xml:id="id7" draw:id="id7" draw:layer="layout" svg:x1="15.117cm" svg:y1="8.828cm" svg:x2="17.434cm" svg:y2="8.829cm" draw:start-shape="id5" draw:start-glue-point="1" draw:end-shape="id6" draw:end-glue-point="3" svg:d="M15117 8828h1159v1h1158" svg:viewBox="0 0 2318 2">
            <text:p/>
          </draw:connector>
          <draw:connector draw:style-name="gr7" draw:text-style-name="P1" draw:layer="layout" svg:x1="15.117cm" svg:y1="11.553cm" svg:x2="16.276cm" svg:y2="8.828cm" draw:start-shape="id4" draw:start-glue-point="1" draw:end-shape="id7" draw:end-glue-point="0" svg:d="M15117 11553h1159v-2725" svg:viewBox="0 0 1160 2726">
            <text:p/>
          </draw:connector>
          <draw:connector draw:style-name="gr7" draw:text-style-name="P1" draw:layer="layout" svg:x1="1.586cm" svg:y1="8.832cm" svg:x2="2.687cm" svg:y2="8.833cm" draw:start-shape="id8" draw:start-glue-point="10" draw:end-shape="id3" draw:end-glue-point="5" svg:d="M1586 8832h550v1h551" svg:viewBox="0 0 1102 2">
            <text:p/>
          </draw:connector>
          <draw:connector draw:style-name="gr7" draw:text-style-name="P1" draw:layer="layout" svg:x1="22.475cm" svg:y1="8.829cm" svg:x2="24.535cm" svg:y2="8.83cm" draw:start-shape="id6" draw:start-glue-point="1" draw:end-shape="id1" draw:end-glue-point="3" svg:d="M22475 8829h1030v1h1030" svg:viewBox="0 0 2061 2">
            <text:p/>
          </draw:connector>
        </draw:g>
        <draw:custom-shape draw:style-name="gr2" draw:text-style-name="P4" draw:layer="layout" svg:width="10.4cm" svg:height="3.2cm" svg:x="19.3cm" svg:y="3.9cm">
          <text:p text:style-name="P4">P := Paquete</text:p>
          <text:p text:style-name="P4">I:= Interfaz origen paquete</text:p>
          <text:p text:style-name="P4">H:= Hash del paquete</text:p>
          <text:p text:style-name="P4">N := Número de lectores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ejaVu Sans2" svg:font-family="'DejaVu Sans'" style:font-pitch="variable" style:font-charset="x-symbol"/>
    <style:font-face style:name="FreeSans2" svg:font-family="FreeSans" style:font-pitch="variable" style:font-charset="x-symbol"/>
    <style:font-face style:name="Nimbus Sans L2" svg:font-family="'Nimbus Sans L'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Nimbus Sans L1" svg:font-family="'Nimbus Sans L'" style:font-family-generic="roman" style:font-pitch="variable" style:font-charset="x-symbol"/>
    <style:font-face style:name="DejaVu Sans1" svg:font-family="'DejaVu Sans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Numbus Sans L" svg:font-family="'Numbus Sans L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ugenio Pérez Martín</meta:initial-creator>
    <meta:creation-date>2014-09-01T20:14:49.048488467</meta:creation-date>
    <dc:date>2014-09-03T18:50:46.956760070</dc:date>
    <dc:creator>Eugenio Pérez Martín</dc:creator>
    <meta:editing-duration>PT3H16M1S</meta:editing-duration>
    <meta:editing-cycles>6</meta:editing-cycles>
    <meta:generator>LibreOffice/4.2.5.2$Linux_X86_64 LibreOffice_project/420m0$Build-2</meta:generator>
    <meta:document-statistic meta:object-count="19"/>
  </office:meta>
</office:document-meta>
</file>